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a7d6" officeooo:paragraph-rsid="0014a7d6"/>
    </style:style>
    <style:style style:name="P2" style:family="paragraph" style:parent-style-name="Standard">
      <style:text-properties fo:color="#ff0000" loext:opacity="100%" officeooo:rsid="0014a7d6" officeooo:paragraph-rsid="0014a7d6"/>
    </style:style>
    <style:style style:name="P3" style:family="paragraph" style:parent-style-name="Standard">
      <style:text-properties fo:color="#ff0000" loext:opacity="100%" officeooo:rsid="00156938" officeooo:paragraph-rsid="00156938"/>
    </style:style>
    <style:style style:name="P4" style:family="paragraph" style:parent-style-name="Standard">
      <style:text-properties officeooo:rsid="00156938" officeooo:paragraph-rsid="00156938"/>
    </style:style>
    <style:style style:name="P5" style:family="paragraph" style:parent-style-name="Standard">
      <style:text-properties officeooo:rsid="001713df" officeooo:paragraph-rsid="001713df"/>
    </style:style>
    <style:style style:name="T1" style:family="text">
      <style:text-properties officeooo:rsid="0016a3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ORU1:</text:p>
      <text:p text:style-name="P1">ekrana 5 kez merhaba istanbul yazdıran programın algoritmasını ve akış şemasını oluşturun</text:p>
      <text:p text:style-name="P1"/>
      <text:p text:style-name="P1">1) Başla</text:p>
      <text:p text:style-name="P1">2) Sayaç=0</text:p>
      <text:p text:style-name="P1">3) Yazdır “merhaba istanbul”</text:p>
      <text:p text:style-name="P1">4) sayaç=sayaç + 1</text:p>
      <text:p text:style-name="P1">5) sayaç&lt;5 ise adım 3’e dön</text:p>
      <text:p text:style-name="P1">6) Değilse adım 7’ye git</text:p>
      <text:p text:style-name="P1">7) Son</text:p>
      <text:p text:style-name="P1"/>
      <text:p text:style-name="P3">SORU2:</text:p>
      <text:p text:style-name="P4">1 ile 10 arasındaki sayıları toplayan <text:span text:style-name="T1">ve toplamı ekrana yazdıran</text:span> programın algoritmasını ve akış şemasını oluşturun</text:p>
      <text:p text:style-name="P4"/>
      <text:p text:style-name="P5">sayaç <text:s/>toplam</text:p>
      <text:p text:style-name="P5"><text:s text:c="4"/>1 <text:s text:c="9"/>1</text:p>
      <text:p text:style-name="P5"><text:s text:c="4"/>2 <text:s text:c="9"/>3</text:p>
      <text:p text:style-name="P5"><text:s text:c="4"/>3 <text:s text:c="9"/>6</text:p>
      <text:p text:style-name="P5"><text:s text:c="4"/>4 <text:s text:c="9"/>10</text:p>
      <text:p text:style-name="P5"><text:s text:c="4"/>5 <text:s text:c="9"/>15</text:p>
      <text:p text:style-name="P5"><text:s text:c="4"/>6 <text:s text:c="9"/>21 </text:p>
      <text:p text:style-name="P5"><text:s text:c="4"/>7 <text:s text:c="9"/>28</text:p>
      <text:p text:style-name="P5"><text:s text:c="4"/>8 <text:s text:c="9"/>36</text:p>
      <text:p text:style-name="P5"><text:s text:c="4"/>9 <text:s text:c="9"/>45</text:p>
      <text:p text:style-name="P5"><text:s text:c="3"/>10 <text:s text:c="8"/>55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tr" fo:country="T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9T13:21:35.576000000</meta:creation-date>
    <dc:date>2021-10-09T13:56:00.873000000</dc:date>
    <meta:editing-duration>PT13M43S</meta:editing-duration>
    <meta:editing-cycles>4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22" meta:word-count="77" meta:character-count="517" meta:non-whitespace-character-count="332"/>
  </office:meta>
</office:document-meta>
</file>